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8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vOps</text:p>
          </draw:text-box>
        </draw:frame>
        <draw:frame presentation:style-name="pr2" draw:layer="layout" svg:width="25.199cm" svg:height="12.178cm" svg:x="1.4cm" svg:y="4.914cm" presentation:class="subtitle">
          <draw:text-box>
            <text:p>DevOps is Development and Operations</text:p>
            <text:p>DevOps will be suitable to all kinds development Models.</text:p>
            <text:p>Mostly suitable to Agile Development <text:s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text of DevOp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Software development includes multiple steps like requirement gathering, analysis, design development and QA..etc..</text:p>
                <text:p>DevOps/Configuration management will fit right between Development and QA.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Context of DevOps (Cont'd)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Lets put this way, developers develop code but in order to test code by QA, developed code should be available as testable product.</text:p>
                <text:p>This is where we will come into light. By using what ever tools or process we will hand over to testable product to QA folks</text:p>
                <text:p>In our literature we generally say building and deployment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oles and Responsibilitie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Is building and deployment is only our <text:s/>responsibility ?? Not Really. We have wide range roles and responsibilities.</text:p>
              </text:list-header>
              <text:list-item>
                <text:p>Maintaining version control systems where development team will put their code</text:p>
              </text:list-item>
              <text:list-item>
                <text:p>Maintain Infrastructure related to Continuous Integration and Delivery</text:p>
              </text:list-item>
              <text:list-item>
                <text:p>Responsible for building and deployment..etc..</text:p>
              </text:list-item>
              <text:list-item>
                <text:p>Trouble shooting application building/deployment failures</text:p>
              </text:list-item>
              <text:list-item>
                <text:p>So on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8T20:57:18.650963713</meta:creation-date>
    <dc:date>2016-03-28T22:10:13.187655476</dc:date>
    <meta:editing-duration>PT7M17S</meta:editing-duration>
    <meta:editing-cycles>6</meta:editing-cycles>
    <meta:generator>LibreOffice/4.2.8.2$Linux_x86 LibreOffice_project/420m0$Build-2</meta:generator>
    <meta:document-statistic meta:object-count="37"/>
  </office:meta>
</office:document-meta>
</file>